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4"/>
    <style:style style:name="P3" style:family="paragraph" style:parent-style-name="Text_20_body" style:list-style-name="L5"/>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4">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Solder Free: Everything is 100% plug-n-play, the MR30 Quick Connection System makes assembly a breeze and removes the need for most soldering!</text:h>
      <text:p text:style-name="Text_20_body">The Skyeliner HD is built and tuned by our certified experts in our Florida warehouse. Available in both Ready to Fly "RTF" and Bind and Fly "BNF". Buy it with DJI Air Unit, Goggles, and Transmitter for a turn-key ready-to-fly out of the box solution. </text:p>
      <text:p text:style-name="Text_20_body">Choose the video system that matches your goggles, and which receiver you would like in your build. If you have questions about what options would be best for you, please contact <text:a xlink:type="simple" xlink:href="https://rotorriot.com/pages/customer-support" office:target-frame-name="_blank" xlink:show="new" text:style-name="Internet_20_link" text:visited-style-name="Visited_20_Internet_20_Link">customer support</text:a>, they would be more than happy to help.</text:p>
      <text:h text:style-name="Heading_20_3" text:outline-level="3">Build Includes</text:h>
      <text:list xml:id="list2473645812" text:style-name="L2">
        <text:list-item>
          <text:p text:style-name="P4">1x <text:a xlink:type="simple" xlink:href="https://rotorriot.com/collections/5-frames/products/skyeliner-hd" text:style-name="Internet_20_link" text:visited-style-name="Visited_20_Internet_20_Link">Skyeliner HD 5" Frame</text:a></text:p>
        </text:list-item>
        <text:list-item>
          <text:p text:style-name="P4">1x <text:a xlink:type="simple" xlink:href="https://rotorriot.com/products/f7-hd-f55a-proii-hd-4in1-stack-by-t-motor-with-mr30-quick-connector-system" office:target-frame-name="_blank" xlink:show="new" text:style-name="Internet_20_link" text:visited-style-name="Visited_20_Internet_20_Link">T-Motor F7 HD + F55A PROII Stack with MR30 Quick Connectors</text:a> (Analog will get the <text:a xlink:type="simple" xlink:href="https://rotorriot.com/products/f7-t-motor-fc?_pos=1&amp;_sid=d4ad4e93f&amp;_ss=r" office:target-frame-name="_blank" xlink:show="new" text:style-name="Internet_20_link" text:visited-style-name="Visited_20_Internet_20_Link">F7 flight controller</text:a>)</text:p>
        </text:list-item>
        <text:list-item>
          <text:p text:style-name="P4">4x <text:a xlink:type="simple" xlink:href="https://rotorriot.com/products/hypetrain-freestyle-v2-2306-2450kv-motor-with-mr30-quick-connector?_pos=2&amp;_sid=91c20feea&amp;_ss=r" office:target-frame-name="_blank" xlink:show="new" text:style-name="Internet_20_link" text:visited-style-name="Visited_20_Internet_20_Link">Hypetrain Freestyle V2 2306 2450KV Motor with MR30 Quick Connector</text:a></text:p>
        </text:list-item>
        <text:list-item>
          <text:p text:style-name="P4">1x <text:a xlink:type="simple" xlink:href="https://rotorriot.com/products/rotor-riot-kwad-skidz-purple?_pos=1&amp;_sid=09b204c78&amp;_ss=r" office:target-frame-name="_blank" xlink:show="new" text:style-name="Internet_20_link" text:visited-style-name="Visited_20_Internet_20_Link">Set of Kwad Skidz</text:a> (in black)</text:p>
        </text:list-item>
        <text:list-item>
          <text:p text:style-name="P4">2x <text:a xlink:type="simple" xlink:href="https://rotorriot.com/products/hq-juicy-j37-4-9x3-7x3-props?_pos=1&amp;_sid=b79f7c1a3&amp;_ss=r" office:target-frame-name="_blank" xlink:show="new" text:style-name="Internet_20_link" text:visited-style-name="Visited_20_Internet_20_Link">HQ Juicy J37 4.9x3.7x3 Props</text:a> (in grey)</text:p>
        </text:list-item>
        <text:list-item>
          <text:p text:style-name="P4">Video System Choice</text:p>
          <text:list>
            <text:list-item>
              <text:p text:style-name="P4">DJI HD: <text:a xlink:type="simple" xlink:href="https://rotorriot.com/products/vista-digital-hd-system-with-nebula-camera?_pos=1&amp;_sid=5fd6e86c1&amp;_ss=r" office:target-frame-name="_blank" xlink:show="new" text:style-name="Internet_20_link" text:visited-style-name="Visited_20_Internet_20_Link">Vista Digital HD System with Nebula Pro Camera</text:a></text:p>
            </text:list-item>
            <text:list-item>
              <text:p text:style-name="P4">Analog: <text:a xlink:type="simple" xlink:href="https://rotorriot.com/products/ft200-t-motor-vtx?_pos=1&amp;_sid=3df253f17&amp;_ss=r" office:target-frame-name="_blank" xlink:show="new" text:style-name="Internet_20_link" text:visited-style-name="Visited_20_Internet_20_Link">T-Motor FT200 VTX</text:a> and <text:a xlink:type="simple" xlink:href="https://rotorriot.com/products/phoenix-2-joshua-bardwell-edition?_pos=3&amp;_sid=d0a8f428a&amp;_ss=r" office:target-frame-name="_blank" xlink:show="new" text:style-name="Internet_20_link" text:visited-style-name="Visited_20_Internet_20_Link">Phoenix 2 Joshua Bardwell Edition</text:a></text:p>
            </text:list-item>
          </text:list>
        </text:list-item>
        <text:list-item>
          <text:p text:style-name="P4">Receiver Choice</text:p>
          <text:list>
            <text:list-item>
              <text:p text:style-name="P4">DJI (<text:span text:style-name="Emphasis">This will use the CADDX Vista as the receiver)</text:span></text:p>
            </text:list-item>
            <text:list-item>
              <text:p text:style-name="P4"><text:a xlink:type="simple" xlink:href="https://rotorriot.com/products/frsky-r-xsr-s-bus-micro-receiver?_pos=1&amp;_sid=fb4a4ebb1&amp;_ss=r" office:target-frame-name="_blank" xlink:show="new" text:style-name="Internet_20_link" text:visited-style-name="Visited_20_Internet_20_Link">FrSky</text:a></text:p>
            </text:list-item>
            <text:list-item>
              <text:p text:style-name="P4"><text:a xlink:type="simple" xlink:href="https://rotorriot.com/products/immersionrc-ghost-zepto-2-4ghz-receiver?_pos=1&amp;_sid=f252a9ad2&amp;_ss=r" office:target-frame-name="_blank" xlink:show="new" text:style-name="Internet_20_link" text:visited-style-name="Visited_20_Internet_20_Link">Ghost</text:a> <text:span text:style-name="Emphasis">(This part does not have a connector, and will have to be directly soldered to the drone)</text:span></text:p>
            </text:list-item>
            <text:list-item>
              <text:p text:style-name="P4"><text:a xlink:type="simple" xlink:href="https://rotorriot.com/products/tbs-crossfire-nano-rx-se-fpv-long-range-drone-receiver" office:target-frame-name="_blank" xlink:show="new" text:style-name="Internet_20_link" text:visited-style-name="Visited_20_Internet_20_Link">Crossfire</text:a> <text:span text:style-name="Emphasis">(This part does not have a connector, and will have to be directly soldered to the drone)</text:span></text:p>
            </text:list-item>
            <text:list-item>
              <text:p text:style-name="P1"><text:a xlink:type="simple" xlink:href="https://rotorriot.com/products/2-4g-elrs-ep1-nano-rx?_pos=1&amp;_sid=5b5b0cd5c&amp;_ss=r" office:target-frame-name="_blank" xlink:show="new" text:style-name="Internet_20_link" text:visited-style-name="Visited_20_Internet_20_Link">ELRS </text:a><text:span text:style-name="Emphasis">(This part does not have a connector, and will have to be directly soldered to the drone)</text:span></text:p>
            </text:list-item>
          </text:list>
        </text:list-item>
      </text:list>
      <text:h text:style-name="Heading_20_3" text:outline-level="3"><text:span text:style-name="Strong_20_Emphasis">Tune</text:span></text:h>
      <text:list xml:id="list3747189210" text:style-name="L4">
        <text:list-item>
          <text:p text:style-name="P5">Battery Voltage Auto-Tune - The Skyliner comes pre-tuned for 4S or 6S. We have taken the guesswork out of tuning drones to different voltages. Our software detects the battery voltage and automatically adjusts the parameters for optimal flight characteristics.</text:p>
        </text:list-item>
        <text:list-item>
          <text:p text:style-name="P5">Freestyle &amp; Cinematic Optimization - The Skyliner tune is tailored for smooth cinematic flight characteristics and freestyle acrobatic style. </text:p>
        </text:list-item>
        <text:list-item>
          <text:p text:style-name="P2">+100hrs of Tuning Flight Time - The Rotor Riot team constantly invest time in fine-tuning the flight characteristics of all our drones. Visit our <text:a xlink:type="simple" xlink:href="https://support.rotorriot.com/hc/en-us" office:target-frame-name="_blank" xlink:show="new" text:style-name="Internet_20_link" text:visited-style-name="Visited_20_Internet_20_Link">knowledge base</text:a> for the latest firmware updates.</text:p>
        </text:list-item>
      </text:list>
      <text:h text:style-name="Heading_20_3" text:outline-level="3"><text:soft-page-break/><text:span text:style-name="Strong_20_Emphasis">Recommended Battery</text:span></text:h>
      <text:list xml:id="list1861007998" text:style-name="L5">
        <text:list-item>
          <text:p text:style-name="P3"><text:a xlink:type="simple" xlink:href="https://rotorriot.com/products/rotor-riot-fuel-cell-4s-1500mah-100c-lipo-battery-1?_pos=2&amp;_sid=d9d470ff3&amp;_ss=r" office:target-frame-name="_blank" xlink:show="new" text:style-name="Internet_20_link" text:visited-style-name="Visited_20_Internet_20_Link">Rotor Riot Fuel Cell - 4S 1500mAh 100C LiPo Battery</text:a></text:p>
        </text:list-item>
      </text:list>
      <text:p text:style-name="Text_20_body"> </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2-09-23T22:12:17.124000000</dc:date>
    <meta:editing-duration>PT13M36S</meta:editing-duration>
    <meta:editing-cycles>1</meta:editing-cycles>
    <meta:document-statistic meta:table-count="0" meta:image-count="0" meta:object-count="0" meta:page-count="2" meta:paragraph-count="25" meta:word-count="370" meta:character-count="2096" meta:non-whitespace-character-count="1765"/>
  </office:meta>
</office:document-meta>
</file>